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EC00000CE44F46FFA91EBB52E5.png" manifest:media-type="image/png"/>
  <manifest:file-entry manifest:full-path="Pictures/10000201000013EC00000CE4ACE7911350E7F747.png" manifest:media-type="image/png"/>
  <manifest:file-entry manifest:full-path="Pictures/10000201000013EC00000CE4F695DB3F0C4433C3.png" manifest:media-type="image/png"/>
  <manifest:file-entry manifest:full-path="Pictures/10000201000013EC00000CE4C2129DB87426CF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cb5" officeooo:paragraph-rsid="00146cb5"/>
    </style:style>
    <style:style style:name="P2" style:family="paragraph" style:parent-style-name="Standard">
      <style:text-properties officeooo:rsid="0015b700" officeooo:paragraph-rsid="0015b700"/>
    </style:style>
    <style:style style:name="T1" style:family="text">
      <style:text-properties officeooo:rsid="0015b7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1cm" draw:z-index="0"><draw:image xlink:href="Pictures/10000201000013EC00000CE4F695DB3F0C4433C3.png" xlink:type="simple" xlink:show="embed" xlink:actuate="onLoad" loext:mime-type="image/png"/></draw:frame>15<text:span text:style-name="T1">000</text:span></text:p>
      <text:p text:style-name="P1"><draw:frame draw:style-name="fr2" draw:name="Image2" text:anchor-type="paragraph" svg:width="17cm" svg:height="11cm" draw:z-index="1"><draw:image xlink:href="Pictures/10000201000013EC00000CE4C2129DB87426CF51.png" xlink:type="simple" xlink:show="embed" xlink:actuate="onLoad" loext:mime-type="image/png"/></draw:frame>20<text:span text:style-name="T1">000</text:span></text:p>
      <text:p text:style-name="P1"><draw:frame draw:style-name="fr2" draw:name="Image3" text:anchor-type="paragraph" svg:width="17cm" svg:height="11cm" draw:z-index="2"><draw:image xlink:href="Pictures/10000201000013EC00000CE44F46FFA91EBB52E5.png" xlink:type="simple" xlink:show="embed" xlink:actuate="onLoad" loext:mime-type="image/png"/></draw:frame><text:soft-page-break/>25<text:span text:style-name="T1">000</text:span></text:p>
      <text:p text:style-name="P1"/>
      <text:p text:style-name="P2"><draw:frame draw:style-name="fr3" draw:name="Image4" text:anchor-type="paragraph" svg:width="17cm" svg:height="11cm" draw:z-index="3"><draw:image xlink:href="Pictures/10000201000013EC00000CE4ACE7911350E7F747.png" xlink:type="simple" xlink:show="embed" xlink:actuate="onLoad" loext:mime-type="image/png"/></draw:frame>1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2:45:45.740055304</meta:creation-date>
    <dc:date>2019-12-13T14:42:24.063620169</dc:date>
    <meta:editing-duration>PT1H56M38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4" meta:word-count="4" meta:character-count="20" meta:non-whitespace-character-count="20"/>
  </office:meta>
</office:document-meta>
</file>